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" table:default-cell-style-name="ce1"/>
        <table:table-column table:style-name="co10" table:number-columns-repeated="16353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етров</text:p>
          </table:table-cell>
          <table:table-cell office:value-type="float" office:value="23782" table:style-name="ce1">
            <text:p>23782</text:p>
          </table:table-cell>
          <table:table-cell office:value-type="float" office:value="38207" table:style-name="ce1">
            <text:p>38207</text:p>
          </table:table-cell>
          <table:table-cell office:value-type="float" office:value="32792" table:style-name="ce1">
            <text:p>32792</text:p>
          </table:table-cell>
          <table:table-cell office:value-type="float" office:value="35597" table:style-name="ce1">
            <text:p>35597</text:p>
          </table:table-cell>
          <table:table-cell office:value-type="float" office:value="39052" table:style-name="ce1">
            <text:p>39052</text:p>
          </table:table-cell>
          <table:table-cell office:value-type="float" office:value="41216" table:style-name="ce1">
            <text:p>41216</text:p>
          </table:table-cell>
          <table:table-cell office:value-type="float" office:value="37384" table:style-name="ce1">
            <text:p>37384</text:p>
          </table:table-cell>
          <table:table-cell office:value-type="float" office:value="26324" table:style-name="ce1">
            <text:p>26324</text:p>
          </table:table-cell>
          <table:table-cell office:value-type="float" office:value="30962" table:style-name="ce1">
            <text:p>30962</text:p>
          </table:table-cell>
          <table:table-cell office:value-type="float" office:value="35027" table:style-name="ce1">
            <text:p>35027</text:p>
          </table:table-cell>
          <table:table-cell office:value-type="float" office:value="34894" table:style-name="ce1">
            <text:p>34894</text:p>
          </table:table-cell>
          <table:table-cell office:value-type="float" office:value="25996" table:style-name="ce1">
            <text:p>259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318" table:style-name="ce1">
            <text:p>32318</text:p>
          </table:table-cell>
          <table:table-cell office:value-type="float" office:value="38103" table:style-name="ce1">
            <text:p>38103</text:p>
          </table:table-cell>
          <table:table-cell office:value-type="float" office:value="39942" table:style-name="ce1">
            <text:p>39942</text:p>
          </table:table-cell>
          <table:table-cell office:value-type="float" office:value="27114" table:style-name="ce1">
            <text:p>27114</text:p>
          </table:table-cell>
          <table:table-cell office:value-type="float" office:value="31484" table:style-name="ce1">
            <text:p>31484</text:p>
          </table:table-cell>
          <table:table-cell office:value-type="float" office:value="42356" table:style-name="ce1">
            <text:p>42356</text:p>
          </table:table-cell>
          <table:table-cell office:value-type="float" office:value="35605" table:style-name="ce1">
            <text:p>35605</text:p>
          </table:table-cell>
          <table:table-cell office:value-type="float" office:value="47874" table:style-name="ce1">
            <text:p>47874</text:p>
          </table:table-cell>
          <table:table-cell office:value-type="float" office:value="37207" table:style-name="ce1">
            <text:p>37207</text:p>
          </table:table-cell>
          <table:table-cell office:value-type="float" office:value="30352" table:style-name="ce1">
            <text:p>30352</text:p>
          </table:table-cell>
          <table:table-cell office:value-type="float" office:value="42371" table:style-name="ce1">
            <text:p>42371</text:p>
          </table:table-cell>
          <table:table-cell office:value-type="float" office:value="43147" table:style-name="ce1">
            <text:p>43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Иванов</text:p>
          </table:table-cell>
          <table:table-cell office:value-type="float" office:value="32311" table:style-name="ce1">
            <text:p>32311</text:p>
          </table:table-cell>
          <table:table-cell office:value-type="float" office:value="31605" table:style-name="ce1">
            <text:p>31605</text:p>
          </table:table-cell>
          <table:table-cell office:value-type="float" office:value="39338" table:style-name="ce1">
            <text:p>39338</text:p>
          </table:table-cell>
          <table:table-cell office:value-type="float" office:value="42880" table:style-name="ce1">
            <text:p>42880</text:p>
          </table:table-cell>
          <table:table-cell office:value-type="float" office:value="24428" table:style-name="ce1">
            <text:p>24428</text:p>
          </table:table-cell>
          <table:table-cell office:value-type="float" office:value="36460" table:style-name="ce1">
            <text:p>36460</text:p>
          </table:table-cell>
          <table:table-cell office:value-type="float" office:value="31565" table:style-name="ce1">
            <text:p>31565</text:p>
          </table:table-cell>
          <table:table-cell office:value-type="float" office:value="44336" table:style-name="ce1">
            <text:p>44336</text:p>
          </table:table-cell>
          <table:table-cell office:value-type="float" office:value="23629" table:style-name="ce1">
            <text:p>23629</text:p>
          </table:table-cell>
          <table:table-cell office:value-type="float" office:value="45432" table:style-name="ce1">
            <text:p>45432</text:p>
          </table:table-cell>
          <table:table-cell office:value-type="float" office:value="44958" table:style-name="ce1">
            <text:p>44958</text:p>
          </table:table-cell>
          <table:table-cell office:value-type="float" office:value="30688" table:style-name="ce1">
            <text:p>3068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6575" table:style-name="ce1">
            <text:p>36575</text:p>
          </table:table-cell>
          <table:table-cell office:value-type="float" office:value="38606" table:style-name="ce1">
            <text:p>38606</text:p>
          </table:table-cell>
          <table:table-cell office:value-type="float" office:value="42992" table:style-name="ce1">
            <text:p>42992</text:p>
          </table:table-cell>
          <table:table-cell office:value-type="float" office:value="24875" table:style-name="ce1">
            <text:p>24875</text:p>
          </table:table-cell>
          <table:table-cell office:value-type="float" office:value="37489" table:style-name="ce1">
            <text:p>37489</text:p>
          </table:table-cell>
          <table:table-cell office:value-type="float" office:value="38088" table:style-name="ce1">
            <text:p>38088</text:p>
          </table:table-cell>
          <table:table-cell office:value-type="float" office:value="27525" table:style-name="ce1">
            <text:p>27525</text:p>
          </table:table-cell>
          <table:table-cell office:value-type="float" office:value="28051" table:style-name="ce1">
            <text:p>28051</text:p>
          </table:table-cell>
          <table:table-cell office:value-type="float" office:value="47925" table:style-name="ce1">
            <text:p>47925</text:p>
          </table:table-cell>
          <table:table-cell office:value-type="float" office:value="37759" table:style-name="ce1">
            <text:p>37759</text:p>
          </table:table-cell>
          <table:table-cell office:value-type="float" office:value="23791" table:style-name="ce1">
            <text:p>23791</text:p>
          </table:table-cell>
          <table:table-cell office:value-type="float" office:value="45105" table:style-name="ce1">
            <text:p>45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идоров</text:p>
          </table:table-cell>
          <table:table-cell office:value-type="float" office:value="38709" table:style-name="ce1">
            <text:p>38709</text:p>
          </table:table-cell>
          <table:table-cell office:value-type="float" office:value="43543" table:style-name="ce1">
            <text:p>43543</text:p>
          </table:table-cell>
          <table:table-cell office:value-type="float" office:value="35504" table:style-name="ce1">
            <text:p>35504</text:p>
          </table:table-cell>
          <table:table-cell office:value-type="float" office:value="32103" table:style-name="ce1">
            <text:p>32103</text:p>
          </table:table-cell>
          <table:table-cell office:value-type="float" office:value="35461" table:style-name="ce1">
            <text:p>35461</text:p>
          </table:table-cell>
          <table:table-cell office:value-type="float" office:value="42749" table:style-name="ce1">
            <text:p>42749</text:p>
          </table:table-cell>
          <table:table-cell office:value-type="float" office:value="27042" table:style-name="ce1">
            <text:p>27042</text:p>
          </table:table-cell>
          <table:table-cell office:value-type="float" office:value="49635" table:style-name="ce1">
            <text:p>49635</text:p>
          </table:table-cell>
          <table:table-cell office:value-type="float" office:value="33441" table:style-name="ce1">
            <text:p>33441</text:p>
          </table:table-cell>
          <table:table-cell office:value-type="float" office:value="33602" table:style-name="ce1">
            <text:p>33602</text:p>
          </table:table-cell>
          <table:table-cell office:value-type="float" office:value="24234" table:style-name="ce1">
            <text:p>24234</text:p>
          </table:table-cell>
          <table:table-cell office:value-type="float" office:value="32188" table:style-name="ce1">
            <text:p>3218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051" table:style-name="ce1">
            <text:p>20051</text:p>
          </table:table-cell>
          <table:table-cell office:value-type="float" office:value="30696" table:style-name="ce1">
            <text:p>30696</text:p>
          </table:table-cell>
          <table:table-cell office:value-type="float" office:value="44213" table:style-name="ce1">
            <text:p>44213</text:p>
          </table:table-cell>
          <table:table-cell office:value-type="float" office:value="24603" table:style-name="ce1">
            <text:p>24603</text:p>
          </table:table-cell>
          <table:table-cell office:value-type="float" office:value="20299" table:style-name="ce1">
            <text:p>20299</text:p>
          </table:table-cell>
          <table:table-cell office:value-type="float" office:value="23480" table:style-name="ce1">
            <text:p>23480</text:p>
          </table:table-cell>
          <table:table-cell office:value-type="float" office:value="44265" table:style-name="ce1">
            <text:p>44265</text:p>
          </table:table-cell>
          <table:table-cell office:value-type="float" office:value="20696" table:style-name="ce1">
            <text:p>20696</text:p>
          </table:table-cell>
          <table:table-cell office:value-type="float" office:value="47508" table:style-name="ce1">
            <text:p>47508</text:p>
          </table:table-cell>
          <table:table-cell office:value-type="float" office:value="20181" table:style-name="ce1">
            <text:p>20181</text:p>
          </table:table-cell>
          <table:table-cell office:value-type="float" office:value="35535" table:style-name="ce1">
            <text:p>35535</text:p>
          </table:table-cell>
          <table:table-cell office:value-type="float" office:value="24805" table:style-name="ce1">
            <text:p>248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етренко</text:p>
          </table:table-cell>
          <table:table-cell office:value-type="float" office:value="47311" table:style-name="ce1">
            <text:p>47311</text:p>
          </table:table-cell>
          <table:table-cell office:value-type="float" office:value="41912" table:style-name="ce1">
            <text:p>41912</text:p>
          </table:table-cell>
          <table:table-cell office:value-type="float" office:value="46682" table:style-name="ce1">
            <text:p>46682</text:p>
          </table:table-cell>
          <table:table-cell office:value-type="float" office:value="30985" table:style-name="ce1">
            <text:p>30985</text:p>
          </table:table-cell>
          <table:table-cell office:value-type="float" office:value="33896" table:style-name="ce1">
            <text:p>33896</text:p>
          </table:table-cell>
          <table:table-cell office:value-type="float" office:value="30756" table:style-name="ce1">
            <text:p>30756</text:p>
          </table:table-cell>
          <table:table-cell office:value-type="float" office:value="42210" table:style-name="ce1">
            <text:p>42210</text:p>
          </table:table-cell>
          <table:table-cell office:value-type="float" office:value="28359" table:style-name="ce1">
            <text:p>28359</text:p>
          </table:table-cell>
          <table:table-cell office:value-type="float" office:value="34651" table:style-name="ce1">
            <text:p>34651</text:p>
          </table:table-cell>
          <table:table-cell office:value-type="float" office:value="34534" table:style-name="ce1">
            <text:p>34534</text:p>
          </table:table-cell>
          <table:table-cell office:value-type="float" office:value="30381" table:style-name="ce1">
            <text:p>30381</text:p>
          </table:table-cell>
          <table:table-cell office:value-type="float" office:value="37128" table:style-name="ce1">
            <text:p>371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7749" table:style-name="ce1">
            <text:p>47749</text:p>
          </table:table-cell>
          <table:table-cell office:value-type="float" office:value="47718" table:style-name="ce1">
            <text:p>47718</text:p>
          </table:table-cell>
          <table:table-cell office:value-type="float" office:value="36401" table:style-name="ce1">
            <text:p>36401</text:p>
          </table:table-cell>
          <table:table-cell office:value-type="float" office:value="43592" table:style-name="ce1">
            <text:p>43592</text:p>
          </table:table-cell>
          <table:table-cell office:value-type="float" office:value="43328" table:style-name="ce1">
            <text:p>43328</text:p>
          </table:table-cell>
          <table:table-cell office:value-type="float" office:value="24948" table:style-name="ce1">
            <text:p>24948</text:p>
          </table:table-cell>
          <table:table-cell office:value-type="float" office:value="42632" table:style-name="ce1">
            <text:p>42632</text:p>
          </table:table-cell>
          <table:table-cell office:value-type="float" office:value="45987" table:style-name="ce1">
            <text:p>45987</text:p>
          </table:table-cell>
          <table:table-cell office:value-type="float" office:value="46619" table:style-name="ce1">
            <text:p>46619</text:p>
          </table:table-cell>
          <table:table-cell office:value-type="float" office:value="26906" table:style-name="ce1">
            <text:p>26906</text:p>
          </table:table-cell>
          <table:table-cell office:value-type="float" office:value="20484" table:style-name="ce1">
            <text:p>20484</text:p>
          </table:table-cell>
          <table:table-cell office:value-type="float" office:value="49189" table:style-name="ce1">
            <text:p>491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Иваненчко</text:p>
          </table:table-cell>
          <table:table-cell office:value-type="float" office:value="22533" table:style-name="ce1">
            <text:p>22533</text:p>
          </table:table-cell>
          <table:table-cell office:value-type="float" office:value="42576" table:style-name="ce1">
            <text:p>42576</text:p>
          </table:table-cell>
          <table:table-cell office:value-type="float" office:value="22315" table:style-name="ce1">
            <text:p>22315</text:p>
          </table:table-cell>
          <table:table-cell office:value-type="float" office:value="33349" table:style-name="ce1">
            <text:p>33349</text:p>
          </table:table-cell>
          <table:table-cell office:value-type="float" office:value="39338" table:style-name="ce1">
            <text:p>39338</text:p>
          </table:table-cell>
          <table:table-cell office:value-type="float" office:value="49168" table:style-name="ce1">
            <text:p>49168</text:p>
          </table:table-cell>
          <table:table-cell office:value-type="float" office:value="20369" table:style-name="ce1">
            <text:p>20369</text:p>
          </table:table-cell>
          <table:table-cell office:value-type="float" office:value="29184" table:style-name="ce1">
            <text:p>29184</text:p>
          </table:table-cell>
          <table:table-cell office:value-type="float" office:value="31435" table:style-name="ce1">
            <text:p>31435</text:p>
          </table:table-cell>
          <table:table-cell office:value-type="float" office:value="20730" table:style-name="ce1">
            <text:p>20730</text:p>
          </table:table-cell>
          <table:table-cell office:value-type="float" office:value="23319" table:style-name="ce1">
            <text:p>23319</text:p>
          </table:table-cell>
          <table:table-cell office:value-type="float" office:value="24752" table:style-name="ce1">
            <text:p>2475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8103" table:style-name="ce1">
            <text:p>38103</text:p>
          </table:table-cell>
          <table:table-cell office:value-type="float" office:value="24659" table:style-name="ce1">
            <text:p>24659</text:p>
          </table:table-cell>
          <table:table-cell office:value-type="float" office:value="25050" table:style-name="ce1">
            <text:p>25050</text:p>
          </table:table-cell>
          <table:table-cell office:value-type="float" office:value="38139" table:style-name="ce1">
            <text:p>38139</text:p>
          </table:table-cell>
          <table:table-cell office:value-type="float" office:value="35401" table:style-name="ce1">
            <text:p>35401</text:p>
          </table:table-cell>
          <table:table-cell office:value-type="float" office:value="29747" table:style-name="ce1">
            <text:p>29747</text:p>
          </table:table-cell>
          <table:table-cell office:value-type="float" office:value="35850" table:style-name="ce1">
            <text:p>35850</text:p>
          </table:table-cell>
          <table:table-cell office:value-type="float" office:value="26991" table:style-name="ce1">
            <text:p>26991</text:p>
          </table:table-cell>
          <table:table-cell office:value-type="float" office:value="32873" table:style-name="ce1">
            <text:p>32873</text:p>
          </table:table-cell>
          <table:table-cell office:value-type="float" office:value="27841" table:style-name="ce1">
            <text:p>27841</text:p>
          </table:table-cell>
          <table:table-cell office:value-type="float" office:value="49334" table:style-name="ce1">
            <text:p>49334</text:p>
          </table:table-cell>
          <table:table-cell office:value-type="float" office:value="29404" table:style-name="ce1">
            <text:p>2940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идорченко</text:p>
          </table:table-cell>
          <table:table-cell office:value-type="float" office:value="48521" table:style-name="ce1">
            <text:p>48521</text:p>
          </table:table-cell>
          <table:table-cell office:value-type="float" office:value="48987" table:style-name="ce1">
            <text:p>48987</text:p>
          </table:table-cell>
          <table:table-cell office:value-type="float" office:value="27127" table:style-name="ce1">
            <text:p>27127</text:p>
          </table:table-cell>
          <table:table-cell office:value-type="float" office:value="45328" table:style-name="ce1">
            <text:p>45328</text:p>
          </table:table-cell>
          <table:table-cell office:value-type="float" office:value="39207" table:style-name="ce1">
            <text:p>39207</text:p>
          </table:table-cell>
          <table:table-cell office:value-type="float" office:value="25313" table:style-name="ce1">
            <text:p>25313</text:p>
          </table:table-cell>
          <table:table-cell office:value-type="float" office:value="21043" table:style-name="ce1">
            <text:p>21043</text:p>
          </table:table-cell>
          <table:table-cell office:value-type="float" office:value="36528" table:style-name="ce1">
            <text:p>36528</text:p>
          </table:table-cell>
          <table:table-cell office:value-type="float" office:value="22967" table:style-name="ce1">
            <text:p>22967</text:p>
          </table:table-cell>
          <table:table-cell office:value-type="float" office:value="45319" table:style-name="ce1">
            <text:p>45319</text:p>
          </table:table-cell>
          <table:table-cell office:value-type="float" office:value="47266" table:style-name="ce1">
            <text:p>47266</text:p>
          </table:table-cell>
          <table:table-cell office:value-type="float" office:value="42144" table:style-name="ce1">
            <text:p>421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0166" table:style-name="ce1">
            <text:p>40166</text:p>
          </table:table-cell>
          <table:table-cell office:value-type="float" office:value="31264" table:style-name="ce1">
            <text:p>31264</text:p>
          </table:table-cell>
          <table:table-cell office:value-type="float" office:value="47208" table:style-name="ce1">
            <text:p>47208</text:p>
          </table:table-cell>
          <table:table-cell office:value-type="float" office:value="32673" table:style-name="ce1">
            <text:p>32673</text:p>
          </table:table-cell>
          <table:table-cell office:value-type="float" office:value="39757" table:style-name="ce1">
            <text:p>39757</text:p>
          </table:table-cell>
          <table:table-cell office:value-type="float" office:value="33922" table:style-name="ce1">
            <text:p>33922</text:p>
          </table:table-cell>
          <table:table-cell office:value-type="float" office:value="38289" table:style-name="ce1">
            <text:p>38289</text:p>
          </table:table-cell>
          <table:table-cell office:value-type="float" office:value="29571" table:style-name="ce1">
            <text:p>29571</text:p>
          </table:table-cell>
          <table:table-cell office:value-type="float" office:value="20194" table:style-name="ce1">
            <text:p>20194</text:p>
          </table:table-cell>
          <table:table-cell office:value-type="float" office:value="36489" table:style-name="ce1">
            <text:p>36489</text:p>
          </table:table-cell>
          <table:table-cell office:value-type="float" office:value="42646" table:style-name="ce1">
            <text:p>42646</text:p>
          </table:table-cell>
          <table:table-cell office:value-type="float" office:value="43301" table:style-name="ce1">
            <text:p>433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ерушкин</text:p>
          </table:table-cell>
          <table:table-cell office:value-type="float" office:value="46390" table:style-name="ce1">
            <text:p>46390</text:p>
          </table:table-cell>
          <table:table-cell office:value-type="float" office:value="37324" table:style-name="ce1">
            <text:p>37324</text:p>
          </table:table-cell>
          <table:table-cell office:value-type="float" office:value="29659" table:style-name="ce1">
            <text:p>29659</text:p>
          </table:table-cell>
          <table:table-cell office:value-type="float" office:value="44743" table:style-name="ce1">
            <text:p>44743</text:p>
          </table:table-cell>
          <table:table-cell office:value-type="float" office:value="30742" table:style-name="ce1">
            <text:p>30742</text:p>
          </table:table-cell>
          <table:table-cell office:value-type="float" office:value="42799" table:style-name="ce1">
            <text:p>42799</text:p>
          </table:table-cell>
          <table:table-cell office:value-type="float" office:value="29556" table:style-name="ce1">
            <text:p>29556</text:p>
          </table:table-cell>
          <table:table-cell office:value-type="float" office:value="22886" table:style-name="ce1">
            <text:p>22886</text:p>
          </table:table-cell>
          <table:table-cell office:value-type="float" office:value="31962" table:style-name="ce1">
            <text:p>31962</text:p>
          </table:table-cell>
          <table:table-cell office:value-type="float" office:value="33027" table:style-name="ce1">
            <text:p>33027</text:p>
          </table:table-cell>
          <table:table-cell office:value-type="float" office:value="35477" table:style-name="ce1">
            <text:p>35477</text:p>
          </table:table-cell>
          <table:table-cell office:value-type="float" office:value="29723" table:style-name="ce1">
            <text:p>2972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383" table:style-name="ce1">
            <text:p>20383</text:p>
          </table:table-cell>
          <table:table-cell office:value-type="float" office:value="43330" table:style-name="ce1">
            <text:p>43330</text:p>
          </table:table-cell>
          <table:table-cell office:value-type="float" office:value="29797" table:style-name="ce1">
            <text:p>29797</text:p>
          </table:table-cell>
          <table:table-cell office:value-type="float" office:value="26575" table:style-name="ce1">
            <text:p>26575</text:p>
          </table:table-cell>
          <table:table-cell office:value-type="float" office:value="30775" table:style-name="ce1">
            <text:p>30775</text:p>
          </table:table-cell>
          <table:table-cell office:value-type="float" office:value="23823" table:style-name="ce1">
            <text:p>23823</text:p>
          </table:table-cell>
          <table:table-cell office:value-type="float" office:value="36756" table:style-name="ce1">
            <text:p>36756</text:p>
          </table:table-cell>
          <table:table-cell office:value-type="float" office:value="34348" table:style-name="ce1">
            <text:p>34348</text:p>
          </table:table-cell>
          <table:table-cell office:value-type="float" office:value="46376" table:style-name="ce1">
            <text:p>46376</text:p>
          </table:table-cell>
          <table:table-cell office:value-type="float" office:value="43049" table:style-name="ce1">
            <text:p>43049</text:p>
          </table:table-cell>
          <table:table-cell office:value-type="float" office:value="23805" table:style-name="ce1">
            <text:p>23805</text:p>
          </table:table-cell>
          <table:table-cell office:value-type="float" office:value="21377" table:style-name="ce1">
            <text:p>213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Иванушкин</text:p>
          </table:table-cell>
          <table:table-cell office:value-type="float" office:value="29509" table:style-name="ce1">
            <text:p>29509</text:p>
          </table:table-cell>
          <table:table-cell office:value-type="float" office:value="37438" table:style-name="ce1">
            <text:p>37438</text:p>
          </table:table-cell>
          <table:table-cell office:value-type="float" office:value="34320" table:style-name="ce1">
            <text:p>34320</text:p>
          </table:table-cell>
          <table:table-cell office:value-type="float" office:value="21033" table:style-name="ce1">
            <text:p>21033</text:p>
          </table:table-cell>
          <table:table-cell office:value-type="float" office:value="42614" table:style-name="ce1">
            <text:p>42614</text:p>
          </table:table-cell>
          <table:table-cell office:value-type="float" office:value="35093" table:style-name="ce1">
            <text:p>35093</text:p>
          </table:table-cell>
          <table:table-cell office:value-type="float" office:value="26854" table:style-name="ce1">
            <text:p>26854</text:p>
          </table:table-cell>
          <table:table-cell office:value-type="float" office:value="34628" table:style-name="ce1">
            <text:p>34628</text:p>
          </table:table-cell>
          <table:table-cell office:value-type="float" office:value="26854" table:style-name="ce1">
            <text:p>26854</text:p>
          </table:table-cell>
          <table:table-cell office:value-type="float" office:value="46728" table:style-name="ce1">
            <text:p>46728</text:p>
          </table:table-cell>
          <table:table-cell office:value-type="float" office:value="39633" table:style-name="ce1">
            <text:p>39633</text:p>
          </table:table-cell>
          <table:table-cell office:value-type="float" office:value="48502" table:style-name="ce1">
            <text:p>4850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8929" table:style-name="ce1">
            <text:p>38929</text:p>
          </table:table-cell>
          <table:table-cell office:value-type="float" office:value="47486" table:style-name="ce1">
            <text:p>47486</text:p>
          </table:table-cell>
          <table:table-cell office:value-type="float" office:value="24252" table:style-name="ce1">
            <text:p>24252</text:p>
          </table:table-cell>
          <table:table-cell office:value-type="float" office:value="22015" table:style-name="ce1">
            <text:p>22015</text:p>
          </table:table-cell>
          <table:table-cell office:value-type="float" office:value="33215" table:style-name="ce1">
            <text:p>33215</text:p>
          </table:table-cell>
          <table:table-cell office:value-type="float" office:value="25665" table:style-name="ce1">
            <text:p>25665</text:p>
          </table:table-cell>
          <table:table-cell office:value-type="float" office:value="31479" table:style-name="ce1">
            <text:p>31479</text:p>
          </table:table-cell>
          <table:table-cell office:value-type="float" office:value="20330" table:style-name="ce1">
            <text:p>20330</text:p>
          </table:table-cell>
          <table:table-cell office:value-type="float" office:value="27547" table:style-name="ce1">
            <text:p>27547</text:p>
          </table:table-cell>
          <table:table-cell office:value-type="float" office:value="26369" table:style-name="ce1">
            <text:p>26369</text:p>
          </table:table-cell>
          <table:table-cell office:value-type="float" office:value="34490" table:style-name="ce1">
            <text:p>34490</text:p>
          </table:table-cell>
          <table:table-cell office:value-type="float" office:value="30837" table:style-name="ce1">
            <text:p>308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идоровец</text:p>
          </table:table-cell>
          <table:table-cell office:value-type="float" office:value="47199" table:style-name="ce1">
            <text:p>47199</text:p>
          </table:table-cell>
          <table:table-cell office:value-type="float" office:value="39811" table:style-name="ce1">
            <text:p>39811</text:p>
          </table:table-cell>
          <table:table-cell office:value-type="float" office:value="27233" table:style-name="ce1">
            <text:p>27233</text:p>
          </table:table-cell>
          <table:table-cell office:value-type="float" office:value="28473" table:style-name="ce1">
            <text:p>28473</text:p>
          </table:table-cell>
          <table:table-cell office:value-type="float" office:value="28437" table:style-name="ce1">
            <text:p>28437</text:p>
          </table:table-cell>
          <table:table-cell office:value-type="float" office:value="28884" table:style-name="ce1">
            <text:p>28884</text:p>
          </table:table-cell>
          <table:table-cell office:value-type="float" office:value="47642" table:style-name="ce1">
            <text:p>47642</text:p>
          </table:table-cell>
          <table:table-cell office:value-type="float" office:value="33619" table:style-name="ce1">
            <text:p>33619</text:p>
          </table:table-cell>
          <table:table-cell office:value-type="float" office:value="24215" table:style-name="ce1">
            <text:p>24215</text:p>
          </table:table-cell>
          <table:table-cell office:value-type="float" office:value="42074" table:style-name="ce1">
            <text:p>42074</text:p>
          </table:table-cell>
          <table:table-cell office:value-type="float" office:value="32913" table:style-name="ce1">
            <text:p>32913</text:p>
          </table:table-cell>
          <table:table-cell office:value-type="float" office:value="26100" table:style-name="ce1">
            <text:p>2610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814" table:style-name="ce1">
            <text:p>46814</text:p>
          </table:table-cell>
          <table:table-cell office:value-type="float" office:value="37480" table:style-name="ce1">
            <text:p>37480</text:p>
          </table:table-cell>
          <table:table-cell office:value-type="float" office:value="38630" table:style-name="ce1">
            <text:p>38630</text:p>
          </table:table-cell>
          <table:table-cell office:value-type="float" office:value="46855" table:style-name="ce1">
            <text:p>46855</text:p>
          </table:table-cell>
          <table:table-cell office:value-type="float" office:value="36587" table:style-name="ce1">
            <text:p>36587</text:p>
          </table:table-cell>
          <table:table-cell office:value-type="float" office:value="45148" table:style-name="ce1">
            <text:p>45148</text:p>
          </table:table-cell>
          <table:table-cell office:value-type="float" office:value="26833" table:style-name="ce1">
            <text:p>26833</text:p>
          </table:table-cell>
          <table:table-cell office:value-type="float" office:value="24339" table:style-name="ce1">
            <text:p>24339</text:p>
          </table:table-cell>
          <table:table-cell office:value-type="float" office:value="22215" table:style-name="ce1">
            <text:p>22215</text:p>
          </table:table-cell>
          <table:table-cell office:value-type="float" office:value="44967" table:style-name="ce1">
            <text:p>44967</text:p>
          </table:table-cell>
          <table:table-cell office:value-type="float" office:value="38344" table:style-name="ce1">
            <text:p>38344</text:p>
          </table:table-cell>
          <table:table-cell office:value-type="float" office:value="37588" table:style-name="ce1">
            <text:p>375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Иванец</text:p>
          </table:table-cell>
          <table:table-cell office:value-type="float" office:value="38360" table:style-name="ce1">
            <text:p>38360</text:p>
          </table:table-cell>
          <table:table-cell office:value-type="float" office:value="46884" table:style-name="ce1">
            <text:p>46884</text:p>
          </table:table-cell>
          <table:table-cell office:value-type="float" office:value="31422" table:style-name="ce1">
            <text:p>31422</text:p>
          </table:table-cell>
          <table:table-cell office:value-type="float" office:value="29459" table:style-name="ce1">
            <text:p>29459</text:p>
          </table:table-cell>
          <table:table-cell office:value-type="float" office:value="36724" table:style-name="ce1">
            <text:p>36724</text:p>
          </table:table-cell>
          <table:table-cell office:value-type="float" office:value="28752" table:style-name="ce1">
            <text:p>28752</text:p>
          </table:table-cell>
          <table:table-cell office:value-type="float" office:value="44505" table:style-name="ce1">
            <text:p>44505</text:p>
          </table:table-cell>
          <table:table-cell office:value-type="float" office:value="45122" table:style-name="ce1">
            <text:p>45122</text:p>
          </table:table-cell>
          <table:table-cell office:value-type="float" office:value="38265" table:style-name="ce1">
            <text:p>38265</text:p>
          </table:table-cell>
          <table:table-cell office:value-type="float" office:value="40788" table:style-name="ce1">
            <text:p>40788</text:p>
          </table:table-cell>
          <table:table-cell office:value-type="float" office:value="21575" table:style-name="ce1">
            <text:p>21575</text:p>
          </table:table-cell>
          <table:table-cell office:value-type="float" office:value="35832" table:style-name="ce1">
            <text:p>3583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852" table:style-name="ce1">
            <text:p>46852</text:p>
          </table:table-cell>
          <table:table-cell office:value-type="float" office:value="29112" table:style-name="ce1">
            <text:p>29112</text:p>
          </table:table-cell>
          <table:table-cell office:value-type="float" office:value="29780" table:style-name="ce1">
            <text:p>29780</text:p>
          </table:table-cell>
          <table:table-cell office:value-type="float" office:value="26110" table:style-name="ce1">
            <text:p>26110</text:p>
          </table:table-cell>
          <table:table-cell office:value-type="float" office:value="25040" table:style-name="ce1">
            <text:p>25040</text:p>
          </table:table-cell>
          <table:table-cell office:value-type="float" office:value="49812" table:style-name="ce1">
            <text:p>49812</text:p>
          </table:table-cell>
          <table:table-cell office:value-type="float" office:value="49028" table:style-name="ce1">
            <text:p>49028</text:p>
          </table:table-cell>
          <table:table-cell office:value-type="float" office:value="35219" table:style-name="ce1">
            <text:p>35219</text:p>
          </table:table-cell>
          <table:table-cell office:value-type="float" office:value="35493" table:style-name="ce1">
            <text:p>35493</text:p>
          </table:table-cell>
          <table:table-cell office:value-type="float" office:value="40022" table:style-name="ce1">
            <text:p>40022</text:p>
          </table:table-cell>
          <table:table-cell office:value-type="float" office:value="21097" table:style-name="ce1">
            <text:p>21097</text:p>
          </table:table-cell>
          <table:table-cell office:value-type="float" office:value="26218" table:style-name="ce1">
            <text:p>262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етерсон</text:p>
          </table:table-cell>
          <table:table-cell office:value-type="float" office:value="30042" table:style-name="ce1">
            <text:p>30042</text:p>
          </table:table-cell>
          <table:table-cell office:value-type="float" office:value="37260" table:style-name="ce1">
            <text:p>37260</text:p>
          </table:table-cell>
          <table:table-cell office:value-type="float" office:value="45048" table:style-name="ce1">
            <text:p>45048</text:p>
          </table:table-cell>
          <table:table-cell office:value-type="float" office:value="20317" table:style-name="ce1">
            <text:p>20317</text:p>
          </table:table-cell>
          <table:table-cell office:value-type="float" office:value="30997" table:style-name="ce1">
            <text:p>30997</text:p>
          </table:table-cell>
          <table:table-cell office:value-type="float" office:value="40942" table:style-name="ce1">
            <text:p>40942</text:p>
          </table:table-cell>
          <table:table-cell office:value-type="float" office:value="37085" table:style-name="ce1">
            <text:p>37085</text:p>
          </table:table-cell>
          <table:table-cell office:value-type="float" office:value="35044" table:style-name="ce1">
            <text:p>35044</text:p>
          </table:table-cell>
          <table:table-cell office:value-type="float" office:value="27142" table:style-name="ce1">
            <text:p>27142</text:p>
          </table:table-cell>
          <table:table-cell office:value-type="float" office:value="46317" table:style-name="ce1">
            <text:p>46317</text:p>
          </table:table-cell>
          <table:table-cell office:value-type="float" office:value="25720" table:style-name="ce1">
            <text:p>25720</text:p>
          </table:table-cell>
          <table:table-cell office:value-type="float" office:value="38165" table:style-name="ce1">
            <text:p>3816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8534" table:style-name="ce1">
            <text:p>28534</text:p>
          </table:table-cell>
          <table:table-cell office:value-type="float" office:value="26937" table:style-name="ce1">
            <text:p>26937</text:p>
          </table:table-cell>
          <table:table-cell office:value-type="float" office:value="26324" table:style-name="ce1">
            <text:p>26324</text:p>
          </table:table-cell>
          <table:table-cell office:value-type="float" office:value="47522" table:style-name="ce1">
            <text:p>47522</text:p>
          </table:table-cell>
          <table:table-cell office:value-type="float" office:value="26351" table:style-name="ce1">
            <text:p>26351</text:p>
          </table:table-cell>
          <table:table-cell office:value-type="float" office:value="36716" table:style-name="ce1">
            <text:p>36716</text:p>
          </table:table-cell>
          <table:table-cell office:value-type="float" office:value="25604" table:style-name="ce1">
            <text:p>25604</text:p>
          </table:table-cell>
          <table:table-cell office:value-type="float" office:value="27537" table:style-name="ce1">
            <text:p>27537</text:p>
          </table:table-cell>
          <table:table-cell office:value-type="float" office:value="46794" table:style-name="ce1">
            <text:p>46794</text:p>
          </table:table-cell>
          <table:table-cell office:value-type="float" office:value="38391" table:style-name="ce1">
            <text:p>38391</text:p>
          </table:table-cell>
          <table:table-cell office:value-type="float" office:value="23931" table:style-name="ce1">
            <text:p>23931</text:p>
          </table:table-cell>
          <table:table-cell office:value-type="float" office:value="27957" table:style-name="ce1">
            <text:p>279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идко</text:p>
          </table:table-cell>
          <table:table-cell office:value-type="float" office:value="35154" table:style-name="ce1">
            <text:p>35154</text:p>
          </table:table-cell>
          <table:table-cell office:value-type="float" office:value="21409" table:style-name="ce1">
            <text:p>21409</text:p>
          </table:table-cell>
          <table:table-cell office:value-type="float" office:value="38027" table:style-name="ce1">
            <text:p>38027</text:p>
          </table:table-cell>
          <table:table-cell office:value-type="float" office:value="22910" table:style-name="ce1">
            <text:p>22910</text:p>
          </table:table-cell>
          <table:table-cell office:value-type="float" office:value="20505" table:style-name="ce1">
            <text:p>20505</text:p>
          </table:table-cell>
          <table:table-cell office:value-type="float" office:value="43236" table:style-name="ce1">
            <text:p>43236</text:p>
          </table:table-cell>
          <table:table-cell office:value-type="float" office:value="33133" table:style-name="ce1">
            <text:p>33133</text:p>
          </table:table-cell>
          <table:table-cell office:value-type="float" office:value="30682" table:style-name="ce1">
            <text:p>30682</text:p>
          </table:table-cell>
          <table:table-cell office:value-type="float" office:value="31847" table:style-name="ce1">
            <text:p>31847</text:p>
          </table:table-cell>
          <table:table-cell office:value-type="float" office:value="21885" table:style-name="ce1">
            <text:p>21885</text:p>
          </table:table-cell>
          <table:table-cell office:value-type="float" office:value="35732" table:style-name="ce1">
            <text:p>35732</text:p>
          </table:table-cell>
          <table:table-cell office:value-type="float" office:value="32856" table:style-name="ce1">
            <text:p>3285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9149" table:style-name="ce1">
            <text:p>39149</text:p>
          </table:table-cell>
          <table:table-cell office:value-type="float" office:value="49618" table:style-name="ce1">
            <text:p>49618</text:p>
          </table:table-cell>
          <table:table-cell office:value-type="float" office:value="20517" table:style-name="ce1">
            <text:p>20517</text:p>
          </table:table-cell>
          <table:table-cell office:value-type="float" office:value="35096" table:style-name="ce1">
            <text:p>35096</text:p>
          </table:table-cell>
          <table:table-cell office:value-type="float" office:value="41365" table:style-name="ce1">
            <text:p>41365</text:p>
          </table:table-cell>
          <table:table-cell office:value-type="float" office:value="36390" table:style-name="ce1">
            <text:p>36390</text:p>
          </table:table-cell>
          <table:table-cell office:value-type="float" office:value="37040" table:style-name="ce1">
            <text:p>37040</text:p>
          </table:table-cell>
          <table:table-cell office:value-type="float" office:value="32485" table:style-name="ce1">
            <text:p>32485</text:p>
          </table:table-cell>
          <table:table-cell office:value-type="float" office:value="47077" table:style-name="ce1">
            <text:p>47077</text:p>
          </table:table-cell>
          <table:table-cell office:value-type="float" office:value="46962" table:style-name="ce1">
            <text:p>46962</text:p>
          </table:table-cell>
          <table:table-cell office:value-type="float" office:value="25597" table:style-name="ce1">
            <text:p>25597</text:p>
          </table:table-cell>
          <table:table-cell office:value-type="float" office:value="26689" table:style-name="ce1">
            <text:p>266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Иванко</text:p>
          </table:table-cell>
          <table:table-cell office:value-type="float" office:value="45503" table:style-name="ce1">
            <text:p>45503</text:p>
          </table:table-cell>
          <table:table-cell office:value-type="float" office:value="49774" table:style-name="ce1">
            <text:p>49774</text:p>
          </table:table-cell>
          <table:table-cell office:value-type="float" office:value="32551" table:style-name="ce1">
            <text:p>32551</text:p>
          </table:table-cell>
          <table:table-cell office:value-type="float" office:value="30175" table:style-name="ce1">
            <text:p>30175</text:p>
          </table:table-cell>
          <table:table-cell office:value-type="float" office:value="34373" table:style-name="ce1">
            <text:p>34373</text:p>
          </table:table-cell>
          <table:table-cell office:value-type="float" office:value="30379" table:style-name="ce1">
            <text:p>30379</text:p>
          </table:table-cell>
          <table:table-cell office:value-type="float" office:value="39850" table:style-name="ce1">
            <text:p>39850</text:p>
          </table:table-cell>
          <table:table-cell office:value-type="float" office:value="28277" table:style-name="ce1">
            <text:p>28277</text:p>
          </table:table-cell>
          <table:table-cell office:value-type="float" office:value="21961" table:style-name="ce1">
            <text:p>21961</text:p>
          </table:table-cell>
          <table:table-cell office:value-type="float" office:value="21119" table:style-name="ce1">
            <text:p>21119</text:p>
          </table:table-cell>
          <table:table-cell office:value-type="float" office:value="42988" table:style-name="ce1">
            <text:p>42988</text:p>
          </table:table-cell>
          <table:table-cell office:value-type="float" office:value="25229" table:style-name="ce1">
            <text:p>2522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760" table:style-name="ce1">
            <text:p>32760</text:p>
          </table:table-cell>
          <table:table-cell office:value-type="float" office:value="38169" table:style-name="ce1">
            <text:p>38169</text:p>
          </table:table-cell>
          <table:table-cell office:value-type="float" office:value="38448" table:style-name="ce1">
            <text:p>38448</text:p>
          </table:table-cell>
          <table:table-cell office:value-type="float" office:value="30260" table:style-name="ce1">
            <text:p>30260</text:p>
          </table:table-cell>
          <table:table-cell office:value-type="float" office:value="25327" table:style-name="ce1">
            <text:p>25327</text:p>
          </table:table-cell>
          <table:table-cell office:value-type="float" office:value="32857" table:style-name="ce1">
            <text:p>32857</text:p>
          </table:table-cell>
          <table:table-cell office:value-type="float" office:value="43048" table:style-name="ce1">
            <text:p>43048</text:p>
          </table:table-cell>
          <table:table-cell office:value-type="float" office:value="30748" table:style-name="ce1">
            <text:p>30748</text:p>
          </table:table-cell>
          <table:table-cell office:value-type="float" office:value="35711" table:style-name="ce1">
            <text:p>35711</text:p>
          </table:table-cell>
          <table:table-cell office:value-type="float" office:value="27785" table:style-name="ce1">
            <text:p>27785</text:p>
          </table:table-cell>
          <table:table-cell office:value-type="float" office:value="43321" table:style-name="ce1">
            <text:p>43321</text:p>
          </table:table-cell>
          <table:table-cell office:value-type="float" office:value="21872" table:style-name="ce1">
            <text:p>218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етуров</text:p>
          </table:table-cell>
          <table:table-cell office:value-type="float" office:value="31883" table:style-name="ce1">
            <text:p>31883</text:p>
          </table:table-cell>
          <table:table-cell office:value-type="float" office:value="32921" table:style-name="ce1">
            <text:p>32921</text:p>
          </table:table-cell>
          <table:table-cell office:value-type="float" office:value="45858" table:style-name="ce1">
            <text:p>45858</text:p>
          </table:table-cell>
          <table:table-cell office:value-type="float" office:value="39866" table:style-name="ce1">
            <text:p>39866</text:p>
          </table:table-cell>
          <table:table-cell office:value-type="float" office:value="32716" table:style-name="ce1">
            <text:p>32716</text:p>
          </table:table-cell>
          <table:table-cell office:value-type="float" office:value="39015" table:style-name="ce1">
            <text:p>39015</text:p>
          </table:table-cell>
          <table:table-cell office:value-type="float" office:value="38347" table:style-name="ce1">
            <text:p>38347</text:p>
          </table:table-cell>
          <table:table-cell office:value-type="float" office:value="40058" table:style-name="ce1">
            <text:p>40058</text:p>
          </table:table-cell>
          <table:table-cell office:value-type="float" office:value="22374" table:style-name="ce1">
            <text:p>22374</text:p>
          </table:table-cell>
          <table:table-cell office:value-type="float" office:value="21948" table:style-name="ce1">
            <text:p>21948</text:p>
          </table:table-cell>
          <table:table-cell office:value-type="float" office:value="47163" table:style-name="ce1">
            <text:p>47163</text:p>
          </table:table-cell>
          <table:table-cell office:value-type="float" office:value="35452" table:style-name="ce1">
            <text:p>3545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7706" table:style-name="ce1">
            <text:p>37706</text:p>
          </table:table-cell>
          <table:table-cell office:value-type="float" office:value="48620" table:style-name="ce1">
            <text:p>48620</text:p>
          </table:table-cell>
          <table:table-cell office:value-type="float" office:value="26567" table:style-name="ce1">
            <text:p>26567</text:p>
          </table:table-cell>
          <table:table-cell office:value-type="float" office:value="46069" table:style-name="ce1">
            <text:p>46069</text:p>
          </table:table-cell>
          <table:table-cell office:value-type="float" office:value="37029" table:style-name="ce1">
            <text:p>37029</text:p>
          </table:table-cell>
          <table:table-cell office:value-type="float" office:value="20408" table:style-name="ce1">
            <text:p>20408</text:p>
          </table:table-cell>
          <table:table-cell office:value-type="float" office:value="48177" table:style-name="ce1">
            <text:p>48177</text:p>
          </table:table-cell>
          <table:table-cell office:value-type="float" office:value="45053" table:style-name="ce1">
            <text:p>45053</text:p>
          </table:table-cell>
          <table:table-cell office:value-type="float" office:value="44259" table:style-name="ce1">
            <text:p>44259</text:p>
          </table:table-cell>
          <table:table-cell office:value-type="float" office:value="26178" table:style-name="ce1">
            <text:p>26178</text:p>
          </table:table-cell>
          <table:table-cell office:value-type="float" office:value="36538" table:style-name="ce1">
            <text:p>36538</text:p>
          </table:table-cell>
          <table:table-cell office:value-type="float" office:value="33645" table:style-name="ce1">
            <text:p>336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идин</text:p>
          </table:table-cell>
          <table:table-cell office:value-type="float" office:value="28817" table:style-name="ce1">
            <text:p>28817</text:p>
          </table:table-cell>
          <table:table-cell office:value-type="float" office:value="26438" table:style-name="ce1">
            <text:p>26438</text:p>
          </table:table-cell>
          <table:table-cell office:value-type="float" office:value="22248" table:style-name="ce1">
            <text:p>22248</text:p>
          </table:table-cell>
          <table:table-cell office:value-type="float" office:value="33774" table:style-name="ce1">
            <text:p>33774</text:p>
          </table:table-cell>
          <table:table-cell office:value-type="float" office:value="33348" table:style-name="ce1">
            <text:p>33348</text:p>
          </table:table-cell>
          <table:table-cell office:value-type="float" office:value="48199" table:style-name="ce1">
            <text:p>48199</text:p>
          </table:table-cell>
          <table:table-cell office:value-type="float" office:value="34925" table:style-name="ce1">
            <text:p>34925</text:p>
          </table:table-cell>
          <table:table-cell office:value-type="float" office:value="28499" table:style-name="ce1">
            <text:p>28499</text:p>
          </table:table-cell>
          <table:table-cell office:value-type="float" office:value="47104" table:style-name="ce1">
            <text:p>47104</text:p>
          </table:table-cell>
          <table:table-cell office:value-type="float" office:value="22710" table:style-name="ce1">
            <text:p>22710</text:p>
          </table:table-cell>
          <table:table-cell office:value-type="float" office:value="45179" table:style-name="ce1">
            <text:p>45179</text:p>
          </table:table-cell>
          <table:table-cell office:value-type="float" office:value="38461" table:style-name="ce1">
            <text:p>3846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1877" table:style-name="ce1">
            <text:p>21877</text:p>
          </table:table-cell>
          <table:table-cell office:value-type="float" office:value="34541" table:style-name="ce1">
            <text:p>34541</text:p>
          </table:table-cell>
          <table:table-cell office:value-type="float" office:value="20628" table:style-name="ce1">
            <text:p>20628</text:p>
          </table:table-cell>
          <table:table-cell office:value-type="float" office:value="28883" table:style-name="ce1">
            <text:p>28883</text:p>
          </table:table-cell>
          <table:table-cell office:value-type="float" office:value="39516" table:style-name="ce1">
            <text:p>39516</text:p>
          </table:table-cell>
          <table:table-cell office:value-type="float" office:value="31115" table:style-name="ce1">
            <text:p>31115</text:p>
          </table:table-cell>
          <table:table-cell office:value-type="float" office:value="20766" table:style-name="ce1">
            <text:p>20766</text:p>
          </table:table-cell>
          <table:table-cell office:value-type="float" office:value="27180" table:style-name="ce1">
            <text:p>27180</text:p>
          </table:table-cell>
          <table:table-cell office:value-type="float" office:value="34893" table:style-name="ce1">
            <text:p>34893</text:p>
          </table:table-cell>
          <table:table-cell office:value-type="float" office:value="49011" table:style-name="ce1">
            <text:p>49011</text:p>
          </table:table-cell>
          <table:table-cell office:value-type="float" office:value="21921" table:style-name="ce1">
            <text:p>21921</text:p>
          </table:table-cell>
          <table:table-cell office:value-type="float" office:value="20608" table:style-name="ce1">
            <text:p>20608</text:p>
          </table:table-cell>
          <table:table-cell table:number-columns-repeated="1637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dmin</meta:initial-creator>
    <dc:creator>Admin</dc:creator>
    <meta:creation-date>2020-09-14T04:34:45Z</meta:creation-date>
    <dc:date>2020-10-16T09:07:30Z</dc:date>
  </office:meta>
</office:document-meta>
</file>